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.0398in" fo:margin-bottom="0.0398in" loext:contextual-spacing="false" fo:text-align="end" style:justify-single-word="false" fo:text-indent="0in" style:auto-text-indent="false"/>
      <style:text-properties officeooo:rsid="0017d0de" officeooo:paragraph-rsid="0017d0de"/>
    </style:style>
    <style:style style:name="P2" style:family="paragraph" style:parent-style-name="Standard">
      <style:paragraph-properties fo:margin-left="0.9846in" fo:margin-right="0in" fo:text-align="end" style:justify-single-word="false" fo:text-indent="0in" style:auto-text-indent="false"/>
      <style:text-properties officeooo:rsid="0017d0de" officeooo:paragraph-rsid="0017d0d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چگای یا دانسیته یک ماده که به آن جرم حجمی یا جرم ویژه نیز می گویند </text:p>
      <text:p text:style-name="P1">جرم ماده به ازای حجم واحد است یا به عبارتی دیگر جرم یک سانتی متر مکعب از یک حسم را می گویند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01T13:15:57.873206719</meta:creation-date>
    <dc:date>2022-04-01T13:21:13.806730738</dc:date>
    <meta:editing-duration>PT5M17S</meta:editing-duration>
    <meta:editing-cycles>1</meta:editing-cycles>
    <meta:document-statistic meta:table-count="0" meta:image-count="0" meta:object-count="0" meta:page-count="1" meta:paragraph-count="2" meta:word-count="38" meta:character-count="159" meta:non-whitespace-character-count="121"/>
    <meta:generator>LibreOffice/6.4.7.2$Linux_X86_64 LibreOffice_project/40$Build-2</meta:generator>
  </office:meta>
</office:document-meta>
</file>